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8979in" table:align="left"/>
    </style:style>
    <style:style style:name="Table1.A" style:family="table-column">
      <style:table-column-properties style:column-width="0.6646in"/>
    </style:style>
    <style:style style:name="Table1.B" style:family="table-column">
      <style:table-column-properties style:column-width="0.8319in"/>
    </style:style>
    <style:style style:name="Table1.C" style:family="table-column">
      <style:table-column-properties style:column-width="0.8583in"/>
    </style:style>
    <style:style style:name="Table1.D" style:family="table-column">
      <style:table-column-properties style:column-width="1.0139in"/>
    </style:style>
    <style:style style:name="Table1.E" style:family="table-column">
      <style:table-column-properties style:column-width="0.5292in"/>
    </style:style>
    <style:style style:name="Table1.A1" style:family="table-cell">
      <style:table-cell-properties style:vertical-align="middle" fo:padding="0.0194in" fo:border="none"/>
    </style:style>
    <style:style style:name="Table2" style:family="table">
      <style:table-properties style:width="4.6875in" table:align="left"/>
    </style:style>
    <style:style style:name="Table2.A" style:family="table-column">
      <style:table-column-properties style:column-width="0.9375in"/>
    </style:style>
    <style:style style:name="Table2.B" style:family="table-column">
      <style:table-column-properties style:column-width="0.6875in"/>
    </style:style>
    <style:style style:name="Table2.C" style:family="table-column">
      <style:table-column-properties style:column-width="0.5625in"/>
    </style:style>
    <style:style style:name="Table2.D" style:family="table-column">
      <style:table-column-properties style:column-width="1in"/>
    </style:style>
    <style:style style:name="Table2.F" style:family="table-column">
      <style:table-column-properties style:column-width="0.8125in"/>
    </style:style>
    <style:style style:name="Table2.A1" style:family="table-cell">
      <style:table-cell-properties style:vertical-align="middle" fo:padding="0.0194in" fo:border="none"/>
    </style:style>
    <style:style style:name="Table3" style:family="table">
      <style:table-properties style:width="4.4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C" style:family="table-column">
      <style:table-column-properties style:column-width="1.1875in"/>
    </style:style>
    <style:style style:name="Table3.D" style:family="table-column">
      <style:table-column-properties style:column-width="1.3125in"/>
    </style:style>
    <style:style style:name="Table3.A1" style:family="table-cell">
      <style:table-cell-properties style:vertical-align="middle" fo:padding="0.0194in" fo:border="none"/>
    </style:style>
    <style:style style:name="Table4" style:family="table">
      <style:table-properties style:width="6.625in" table:align="left"/>
    </style:style>
    <style:style style:name="Table4.A" style:family="table-column">
      <style:table-column-properties style:column-width="2.2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0.68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9375in"/>
    </style:style>
    <style:style style:name="Table4.A1" style:family="table-cell">
      <style:table-cell-properties style:vertical-align="middle" fo:padding="0.0194in" fo:border="none"/>
    </style:style>
    <style:style style:name="P1" style:family="paragraph" style:parent-style-name="Standard">
      <style:paragraph-properties fo:text-align="center" style:justify-single-word="false"/>
      <style:text-properties style:font-name="LM Mono 10"/>
    </style:style>
    <style:style style:name="P2" style:family="paragraph" style:parent-style-name="Standard">
      <style:paragraph-properties fo:text-align="start" style:justify-single-word="false"/>
      <style:text-properties style:font-name="LM Mono 10"/>
    </style:style>
    <style:style style:name="P3" style:family="paragraph" style:parent-style-name="Standard">
      <style:paragraph-properties fo:text-align="start" style:justify-single-word="false"/>
      <style:text-properties style:font-name="LM Mono 10" officeooo:rsid="001577be" officeooo:paragraph-rsid="001577be"/>
    </style:style>
    <style:style style:name="P4" style:family="paragraph" style:parent-style-name="Standard">
      <style:paragraph-properties fo:margin-top="0in" fo:margin-bottom="0in" loext:contextual-spacing="false"/>
      <style:text-properties fo:font-size="2pt" style:font-size-asian="2pt" style:font-size-complex="2pt"/>
    </style:style>
    <style:style style:name="P5" style:family="paragraph" style:parent-style-name="Standard">
      <style:paragraph-properties fo:margin-top="0in" fo:margin-bottom="0in" loext:contextual-spacing="false" fo:text-align="start" style:justify-single-word="false"/>
      <style:text-properties fo:font-size="2pt" style:font-size-asian="2pt" style:font-size-complex="2pt"/>
    </style:style>
    <style:style style:name="P6" style:family="paragraph" style:parent-style-name="Standard">
      <style:paragraph-properties fo:text-align="start" style:justify-single-word="false" fo:break-before="page"/>
      <style:text-properties style:font-name="LM Mono 10"/>
    </style:style>
    <style:style style:name="P7" style:family="paragraph" style:parent-style-name="Table_20_Contents">
      <style:text-properties style:font-name="LM Mono 10"/>
    </style:style>
    <style:style style:name="P8" style:family="paragraph" style:parent-style-name="Table_20_Contents">
      <style:paragraph-properties fo:text-align="center" style:justify-single-word="false"/>
      <style:text-properties style:font-name="LM Mono 10" fo:font-size="2pt" style:font-size-asian="2pt" style:font-size-complex="2pt"/>
    </style:style>
    <style:style style:name="P9" style:family="paragraph" style:parent-style-name="Table_20_Contents">
      <style:paragraph-properties fo:text-align="center" style:justify-single-word="false"/>
      <style:text-properties style:font-name="LM Mono 10"/>
    </style:style>
    <style:style style:name="P10" style:family="paragraph" style:parent-style-name="Table_20_Contents">
      <style:paragraph-properties fo:text-align="start" style:justify-single-word="false"/>
      <style:text-properties style:font-name="LM Mono 10"/>
    </style:style>
    <style:style style:name="P11" style:family="paragraph" style:parent-style-name="Table_20_Contents">
      <style:paragraph-properties fo:text-align="start" style:justify-single-word="false"/>
      <style:text-properties style:font-name="LM Mono 10"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Heading">
      <style:text-properties style:font-name="LM Mono 10"/>
    </style:style>
    <style:style style:name="P14" style:family="paragraph" style:parent-style-name="Table_20_Heading">
      <style:paragraph-properties fo:text-align="start" style:justify-single-word="false"/>
      <style:text-properties style:font-name="LM Mono 10"/>
    </style:style>
    <style:style style:name="P15" style:family="paragraph" style:parent-style-name="Text_20_body">
      <style:paragraph-properties fo:margin-top="0in" fo:margin-bottom="0in" loext:contextual-spacing="false" fo:text-align="center" style:justify-single-word="false"/>
      <style:text-properties style:font-name="LM Mono 10"/>
    </style:style>
    <style:style style:name="P16" style:family="paragraph" style:parent-style-name="Text_20_body">
      <style:paragraph-properties fo:margin-top="0in" fo:margin-bottom="0in" loext:contextual-spacing="false" fo:text-align="start" style:justify-single-word="false"/>
      <style:text-properties style:font-name="LM Mono 10" officeooo:rsid="001577be" officeooo:paragraph-rsid="001577be"/>
    </style:style>
    <style:style style:name="P17" style:family="paragraph" style:parent-style-name="Text_20_body">
      <style:paragraph-properties fo:text-align="start" style:justify-single-word="false" fo:break-before="page"/>
      <style:text-properties style:font-name="LM Mono 10"/>
    </style:style>
    <style:style style:name="P18" style:family="paragraph" style:parent-style-name="Text_20_body">
      <style:paragraph-properties fo:margin-top="0in" fo:margin-bottom="0.0181in" loext:contextual-spacing="false" fo:line-height="100%" fo:text-align="start" style:justify-single-word="false"/>
      <style:text-properties style:font-name="LM Mono 10" officeooo:rsid="0014f7f6" officeooo:paragraph-rsid="0014f7f6"/>
    </style:style>
    <style:style style:name="T1" style:family="text">
      <style:text-properties officeooo:rsid="00142914"/>
    </style:style>
    <style:style style:name="T2" style:family="text">
      <style:text-properties style:font-name="LM Mono 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2">Do male and female college students have the same distribution of living arrangements? Use a level of significance of 0.05. Suppose that 250 randomly selected male college students and 300 randomly selected female college students were asked about their living arrangements: dormitory, apartment, with parents, other. The results are shown in </text:span><text:a xlink:type="simple" xlink:href="https://philschatz.com/statistics-book/contents/m47091.html#eip-924" text:style-name="Internet_20_link" text:visited-style-name="Visited_20_Internet_20_Link"><text:span text:style-name="T2">[link]</text:span></text:a><text:span text:style-name="T2">. Do male and female college students have the same distribution of living arrangements?</text:span></text:p>
      <text:p text:style-name="P4"><text:bookmark text:name="eip-924"/></text:p>
      <text:p text:style-name="P15">Distribution of Living Arra<text:span text:style-name="T1">n</text:span>gements for College Males and College Femal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
          </table:table-cell>
          <table:table-cell table:style-name="Table1.A1" office:value-type="string">
            <text:p text:style-name="P12"><text:span text:style-name="Strong_20_Emphasis"><text:span text:style-name="T2">Dormitory</text:span></text:span></text:p>
          </table:table-cell>
          <table:table-cell table:style-name="Table1.A1" office:value-type="string">
            <text:p text:style-name="P12"><text:span text:style-name="Strong_20_Emphasis"><text:span text:style-name="T2">Apartment</text:span></text:span></text:p>
          </table:table-cell>
          <table:table-cell table:style-name="Table1.A1" office:value-type="string">
            <text:p text:style-name="P12"><text:span text:style-name="Strong_20_Emphasis"><text:span text:style-name="T2">With Parents</text:span></text:span></text:p>
          </table:table-cell>
          <table:table-cell table:style-name="Table1.A1" office:value-type="string">
            <text:p text:style-name="P12"><text:span text:style-name="Strong_20_Emphasis"><text:span text:style-name="T2">Other</text:span></text:span></text:p>
          </table:table-cell>
        </table:table-row>
        <table:table-row>
          <table:table-cell table:style-name="Table1.A1" office:value-type="string">
            <text:p text:style-name="P12"><text:span text:style-name="Strong_20_Emphasis"><text:span text:style-name="T2">Males</text:span></text:span></text:p>
          </table:table-cell>
          <table:table-cell table:style-name="Table1.A1" office:value-type="string">
            <text:p text:style-name="P9">72</text:p>
          </table:table-cell>
          <table:table-cell table:style-name="Table1.A1" office:value-type="string">
            <text:p text:style-name="P9">84</text:p>
          </table:table-cell>
          <table:table-cell table:style-name="Table1.A1" office:value-type="string">
            <text:p text:style-name="P9">49</text:p>
          </table:table-cell>
          <table:table-cell table:style-name="Table1.A1" office:value-type="string">
            <text:p text:style-name="P9">45</text:p>
          </table:table-cell>
        </table:table-row>
        <table:table-row>
          <table:table-cell table:style-name="Table1.A1" office:value-type="string">
            <text:p text:style-name="P12"><text:span text:style-name="Strong_20_Emphasis"><text:span text:style-name="T2">Females</text:span></text:span></text:p>
          </table:table-cell>
          <table:table-cell table:style-name="Table1.A1" office:value-type="string">
            <text:p text:style-name="P9">91</text:p>
          </table:table-cell>
          <table:table-cell table:style-name="Table1.A1" office:value-type="string">
            <text:p text:style-name="P9">86</text:p>
          </table:table-cell>
          <table:table-cell table:style-name="Table1.A1" office:value-type="string">
            <text:p text:style-name="P9">88</text:p>
          </table:table-cell>
          <table:table-cell table:style-name="Table1.A1" office:value-type="string">
            <text:p text:style-name="P9">35</text:p>
          </table:table-cell>
        </table:table-row>
      </table:table>
      <text:p text:style-name="P1"/>
      <text:p text:style-name="P1"/>
      <text:p text:style-name="P18">Solution:</text:p>
      <text:p text:style-name="P18">==================================================</text:p>
      <text:p text:style-name="P18">The p value is: <text:s text:c="9"/>0.0175</text:p>
      <text:p text:style-name="P18">The Chi Square value is: 10.129</text:p>
      <text:p text:style-name="P18">==================================================</text:p>
      <text:p text:style-name="P18">We reject the null hypothesis.</text:p>
      <text:p text:style-name="P18">==================================================</text:p>
      <text:p text:style-name="P18"><text:s text:c="11"/>0 <text:s text:c="9"/>1 <text:s text:c="9"/>2 <text:s text:c="9"/>3</text:p>
      <text:p text:style-name="P18">0 <text:s/>74.090909 <text:s/>77.272727 <text:s/>62.272727 <text:s/>36.363636</text:p>
      <text:p text:style-name="P18">1 <text:s/>88.909091 <text:s/>92.727273 <text:s/>74.727273 <text:s/>43.636364</text:p>
      <text:p text:style-name="P18">==================================================</text:p>
      <text:p text:style-name="P18"><text:s text:c="10"/>0 <text:s text:c="8"/>1 <text:s text:c="8"/>2 <text:s text:c="8"/>3</text:p>
      <text:p text:style-name="P18">0 <text:s/>0.059007 <text:s/>0.585668 <text:s/>2.828932 <text:s/>2.051136</text:p>
      <text:p text:style-name="P18">1 <text:s/>0.049173 <text:s/>0.488057 <text:s/>2.357443 <text:s/>1.709280</text:p>
      <text:p text:style-name="P18">==================================================</text:p>
      <text:p text:style-name="P17">Do families and singles have the same distribution of cars? Use a level of significance of 0.05. Suppose that 100 randomly selected families and 200 randomly selected singles were asked what type of car they drove: sport, sedan, hatchback, truck, van/SUV. The results are shown in <text:a xlink:type="simple" xlink:href="https://philschatz.com/statistics-book/contents/m47091.html#eip-idm93309648" text:style-name="Internet_20_link" text:visited-style-name="Visited_20_Internet_20_Link">[link]</text:a>. Do families and singles have the same distribution of cars? Test at a level of significance of 0.05.</text:p>
      <text:p text:style-name="P5"><text:bookmark text:name="eip-idm93309648"/></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header-rows>
          <table:table-row>
            <table:table-cell table:style-name="Table2.A1" office:value-type="string">
              <text:p text:style-name="P14"/>
            </table:table-cell>
            <table:table-cell table:style-name="Table2.A1" office:value-type="string">
              <text:p text:style-name="P14">Sport</text:p>
            </table:table-cell>
            <table:table-cell table:style-name="Table2.A1" office:value-type="string">
              <text:p text:style-name="P14">Sedan</text:p>
            </table:table-cell>
            <table:table-cell table:style-name="Table2.A1" office:value-type="string">
              <text:p text:style-name="P14">Hatchback</text:p>
            </table:table-cell>
            <table:table-cell table:style-name="Table2.A1" office:value-type="string">
              <text:p text:style-name="P14">Truck</text:p>
            </table:table-cell>
            <table:table-cell table:style-name="Table2.A1" office:value-type="string">
              <text:p text:style-name="P14">Van/SUV</text:p>
            </table:table-cell>
          </table:table-row>
        </table:table-header-rows>
        <table:table-row>
          <table:table-cell table:style-name="Table2.A1" office:value-type="string">
            <text:p text:style-name="P11">Family</text:p>
          </table:table-cell>
          <table:table-cell table:style-name="Table2.A1" office:value-type="string">
            <text:p text:style-name="P10">5</text:p>
          </table:table-cell>
          <table:table-cell table:style-name="Table2.A1" office:value-type="string">
            <text:p text:style-name="P10">15</text:p>
          </table:table-cell>
          <table:table-cell table:style-name="Table2.A1" office:value-type="string">
            <text:p text:style-name="P10">35</text:p>
          </table:table-cell>
          <table:table-cell table:style-name="Table2.A1" office:value-type="string">
            <text:p text:style-name="P10">17</text:p>
          </table:table-cell>
          <table:table-cell table:style-name="Table2.A1" office:value-type="string">
            <text:p text:style-name="P10">28</text:p>
          </table:table-cell>
        </table:table-row>
        <table:table-row>
          <table:table-cell table:style-name="Table2.A1" office:value-type="string">
            <text:p text:style-name="P11">Single</text:p>
          </table:table-cell>
          <table:table-cell table:style-name="Table2.A1" office:value-type="string">
            <text:p text:style-name="P10">45</text:p>
          </table:table-cell>
          <table:table-cell table:style-name="Table2.A1" office:value-type="string">
            <text:p text:style-name="P10">65</text:p>
          </table:table-cell>
          <table:table-cell table:style-name="Table2.A1" office:value-type="string">
            <text:p text:style-name="P10">37</text:p>
          </table:table-cell>
          <table:table-cell table:style-name="Table2.A1" office:value-type="string">
            <text:p text:style-name="P10">46</text:p>
          </table:table-cell>
          <table:table-cell table:style-name="Table2.A1" office:value-type="string">
            <text:p text:style-name="P10">7</text:p>
          </table:table-cell>
        </table:table-row>
      </table:table>
      <text:p text:style-name="P2"/>
      <text:p text:style-name="P16">Solution:</text:p>
      <text:p text:style-name="P16">====================================================</text:p>
      <text:p text:style-name="P16">The p value is: <text:s text:c="9"/>0.0</text:p>
      <text:p text:style-name="P16">The Chi Square value is: 62.912</text:p>
      <text:p text:style-name="P16">====================================================</text:p>
      <text:p text:style-name="P16">We reject the null hypothesis.</text:p>
      <text:p text:style-name="P16">====================================================</text:p>
      <text:p text:style-name="P16"><text:s text:c="11"/>0 <text:s text:c="9"/>1 <text:s text:c="4"/>2 <text:s text:c="4"/>3 <text:s text:c="9"/>4</text:p>
      <text:p text:style-name="P16">0 <text:s/>16.666667 <text:s/>26.666667 <text:s/>24.0 <text:s/>21.0 <text:s/>11.666667</text:p>
      <text:p text:style-name="P16">1 <text:s/>33.333333 <text:s/>53.333333 <text:s/>48.0 <text:s/>42.0 <text:s/>23.333333</text:p>
      <text:p text:style-name="P16">====================================================</text:p>
      <text:p text:style-name="P16"><text:s text:c="10"/>0 <text:s text:c="8"/>1 <text:s text:c="8"/>2 <text:s text:c="8"/>3 <text:s text:c="9"/>4</text:p>
      <text:p text:style-name="P16">0 <text:s/>8.166667 <text:s/>5.104167 <text:s/>5.041667 <text:s/>0.761905 <text:s/>22.866667</text:p>
      <text:p text:style-name="P16">1 <text:s/>4.083333 <text:s/>2.552083 <text:s/>2.520833 <text:s/>0.380952 <text:s/>11.433333</text:p>
      <text:p text:style-name="P16">====================================================</text:p>
      <text:p text:style-name="P17">Both before and after a recent earthquake, surveys were conducted asking voters which of the three candidates they planned on voting for in the upcoming city council election. Has there been a change since the earthquake? Use a level of significance of 0.05. <text:a xlink:type="simple" xlink:href="https://philschatz.com/statistics-book/contents/m47091.html#eip-422" text:style-name="Internet_20_link" text:visited-style-name="Visited_20_Internet_20_Link">[link]</text:a> shows the results of the survey. Has there been a change in the distribution of voter preferences since the earthquake?</text:p>
      <text:p text:style-name="P4"><text:bookmark text:name="eip-42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
          </table:table-cell>
          <table:table-cell table:style-name="Table3.A1" office:value-type="string">
            <text:p text:style-name="Table_20_Contents"><text:span text:style-name="Strong_20_Emphasis"><text:span text:style-name="T2">Perez</text:span></text:span></text:p>
          </table:table-cell>
          <table:table-cell table:style-name="Table3.A1" office:value-type="string">
            <text:p text:style-name="Table_20_Contents"><text:span text:style-name="Strong_20_Emphasis"><text:span text:style-name="T2">Chung</text:span></text:span></text:p>
          </table:table-cell>
          <table:table-cell table:style-name="Table3.A1" office:value-type="string">
            <text:p text:style-name="Table_20_Contents"><text:span text:style-name="Strong_20_Emphasis"><text:span text:style-name="T2">Stevens</text:span></text:span></text:p>
          </table:table-cell>
        </table:table-row>
        <table:table-row>
          <table:table-cell table:style-name="Table3.A1" office:value-type="string">
            <text:p text:style-name="Table_20_Contents"><text:span text:style-name="Strong_20_Emphasis"><text:span text:style-name="T2">Before</text:span></text:span></text:p>
          </table:table-cell>
          <table:table-cell table:style-name="Table3.A1" office:value-type="string">
            <text:p text:style-name="P7">167</text:p>
          </table:table-cell>
          <table:table-cell table:style-name="Table3.A1" office:value-type="string">
            <text:p text:style-name="P7">128</text:p>
          </table:table-cell>
          <table:table-cell table:style-name="Table3.A1" office:value-type="string">
            <text:p text:style-name="P7">135</text:p>
          </table:table-cell>
        </table:table-row>
        <table:table-row>
          <table:table-cell table:style-name="Table3.A1" office:value-type="string">
            <text:p text:style-name="Table_20_Contents"><text:span text:style-name="Strong_20_Emphasis"><text:span text:style-name="T2">After</text:span></text:span></text:p>
          </table:table-cell>
          <table:table-cell table:style-name="Table3.A1" office:value-type="string">
            <text:p text:style-name="P7">214</text:p>
          </table:table-cell>
          <table:table-cell table:style-name="Table3.A1" office:value-type="string">
            <text:p text:style-name="P7">197</text:p>
          </table:table-cell>
          <table:table-cell table:style-name="Table3.A1" office:value-type="string">
            <text:p text:style-name="P7">225</text:p>
          </table:table-cell>
        </table:table-row>
      </table:table>
      <text:p text:style-name="P2"/>
      <text:p text:style-name="P3">Solution:</text:p>
      <text:p text:style-name="P3"/>
      <text:p text:style-name="P3">==================================================</text:p>
      <text:p text:style-name="P3">The p value is: <text:s text:c="9"/>0.1959</text:p>
      <text:p text:style-name="P3">The Chi Square value is: 3.26</text:p>
      <text:p text:style-name="P3">==================================================</text:p>
      <text:p text:style-name="P3">We cannot reject the null hypothesis.</text:p>
      <text:p text:style-name="P3">==================================================</text:p>
      <text:p text:style-name="P3"><text:s text:c="12"/>0 <text:s text:c="10"/>1 <text:s text:c="9"/>2</text:p>
      <text:p text:style-name="P3">0 <text:s/>153.686679 <text:s/>131.097561 <text:s/>145.21576</text:p>
      <text:p text:style-name="P3">1 <text:s/>227.313321 <text:s/>193.902439 <text:s/>214.78424</text:p>
      <text:p text:style-name="P3">==================================================</text:p>
      <text:p text:style-name="P3"><text:s text:c="10"/>0 <text:s text:c="8"/>1 <text:s text:c="8"/>2</text:p>
      <text:p text:style-name="P3">0 <text:s/>1.153285 <text:s/>0.073189 <text:s/>0.718667</text:p>
      <text:p text:style-name="P3">1 <text:s/>0.779737 <text:s/>0.049483 <text:s/>0.485891</text:p>
      <text:p text:style-name="P3">==================================================</text:p>
      <text:p text:style-name="P2"/>
      <text:p text:style-name="P2"/>
      <text:p text:style-name="P6">Ivy League schools receive many applications, but only some can be accepted. At the schools listed in [link], two types of applications are accepted: regular and early decision.</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13">Application Type Accepted</text:p>
            </table:table-cell>
            <table:table-cell table:style-name="Table4.A1" office:value-type="string">
              <text:p text:style-name="P13">Brown</text:p>
            </table:table-cell>
            <table:table-cell table:style-name="Table4.A1" office:value-type="string">
              <text:p text:style-name="P13">Columbia</text:p>
            </table:table-cell>
            <table:table-cell table:style-name="Table4.A1" office:value-type="string">
              <text:p text:style-name="P13">Cornell</text:p>
            </table:table-cell>
            <table:table-cell table:style-name="Table4.A1" office:value-type="string">
              <text:p text:style-name="P13">Dartmouth</text:p>
            </table:table-cell>
            <table:table-cell table:style-name="Table4.A1" office:value-type="string">
              <text:p text:style-name="P13">Penn</text:p>
            </table:table-cell>
            <table:table-cell table:style-name="Table4.A1" office:value-type="string">
              <text:p text:style-name="P13">Yale</text:p>
            </table:table-cell>
          </table:table-row>
        </table:table-header-rows>
        <table:table-row>
          <table:table-cell table:style-name="Table4.A1" office:value-type="string">
            <text:p text:style-name="P7">Regular</text:p>
          </table:table-cell>
          <table:table-cell table:style-name="Table4.A1" office:value-type="string">
            <text:p text:style-name="P7">2,115</text:p>
          </table:table-cell>
          <table:table-cell table:style-name="Table4.A1" office:value-type="string">
            <text:p text:style-name="P7">1,792</text:p>
          </table:table-cell>
          <table:table-cell table:style-name="Table4.A1" office:value-type="string">
            <text:p text:style-name="P7">5,306</text:p>
          </table:table-cell>
          <table:table-cell table:style-name="Table4.A1" office:value-type="string">
            <text:p text:style-name="P7">1,734</text:p>
          </table:table-cell>
          <table:table-cell table:style-name="Table4.A1" office:value-type="string">
            <text:p text:style-name="P7">2,685</text:p>
          </table:table-cell>
          <table:table-cell table:style-name="Table4.A1" office:value-type="string">
            <text:p text:style-name="P7">1,245</text:p>
          </table:table-cell>
        </table:table-row>
        <table:table-row>
          <table:table-cell table:style-name="Table4.A1" office:value-type="string">
            <text:p text:style-name="P7">Early Decision</text:p>
          </table:table-cell>
          <table:table-cell table:style-name="Table4.A1" office:value-type="string">
            <text:p text:style-name="P7">577</text:p>
          </table:table-cell>
          <table:table-cell table:style-name="Table4.A1" office:value-type="string">
            <text:p text:style-name="P7">627</text:p>
          </table:table-cell>
          <table:table-cell table:style-name="Table4.A1" office:value-type="string">
            <text:p text:style-name="P7">1,228</text:p>
          </table:table-cell>
          <table:table-cell table:style-name="Table4.A1" office:value-type="string">
            <text:p text:style-name="P7">444</text:p>
          </table:table-cell>
          <table:table-cell table:style-name="Table4.A1" office:value-type="string">
            <text:p text:style-name="P7">1,195</text:p>
          </table:table-cell>
          <table:table-cell table:style-name="Table4.A1" office:value-type="string">
            <text:p text:style-name="P7">761</text:p>
          </table:table-cell>
        </table:table-row>
      </table:table>
      <text:p text:style-name="P2"/>
      <text:p text:style-name="P2">We want to know if the number of regular applications accepted follows the same distribution as the number of early applications accepted. State the null and alternative hypotheses, the degrees of freedom and the test statistic, sketch the graph of the p-value, and draw a conclusion about the test of homogeneity.</text:p>
      <text:p text:style-name="P2"/>
      <text:p text:style-name="P3">Solution:</text:p>
      <text:p text:style-name="P2">===========================================================================</text:p>
      <text:p text:style-name="P2">The p value is: <text:s text:c="9"/>0.0</text:p>
      <text:p text:style-name="P2">The Chi Square value is: 430.063</text:p>
      <text:p text:style-name="P2">===========================================================================</text:p>
      <text:p text:style-name="P2">We reject the null hypothesis.</text:p>
      <text:p text:style-name="P2">===========================================================================</text:p>
      <text:p text:style-name="P2"><text:s text:c="13"/>0 <text:s text:c="11"/>1 <text:s text:c="10"/>2 <text:s text:c="11"/>3 <text:s text:c="11"/>4 <text:s text:c="11"/>5</text:p>
      <text:p text:style-name="P2">0 <text:s/>2032.009945 <text:s/>1825.940586 <text:s/>4932.07763 <text:s/>1644.025877 <text:s/>2928.751332 <text:s/>1514.194632</text:p>
      <text:p text:style-name="P2">1 <text:s text:c="2"/>659.990055 <text:s text:c="2"/>593.059414 <text:s/>1601.92237 <text:s text:c="2"/>533.974123 <text:s text:c="2"/>951.248668 <text:s text:c="2"/>491.805368</text:p>
      <text:p text:style-name="P2">===========================================================================</text:p>
      <text:p text:style-name="P2"><text:s text:c="11"/>0 <text:s text:c="8"/>1 <text:s text:c="9"/>2 <text:s text:c="9"/>3 <text:s text:c="9"/>4 <text:s text:c="10"/>5</text:p>
      <text:p text:style-name="P2">0 <text:s text:c="2"/>3.389427 <text:s/>0.630888 <text:s/>28.348690 <text:s text:c="2"/>4.924097 <text:s/>20.286704 <text:s text:c="2"/>47.857619</text:p>
      <text:p text:style-name="P2">1 <text:s/>10.435535 <text:s/>1.942408 <text:s/>87.281345 <text:s/>15.160553 <text:s/>62.459706 <text:s/>147.346399</text:p>
      <text:p text:style-name="P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file-name text:display="name">Test of Homogeneity</text:file-n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9T21:54:27.448936552</meta:creation-date>
    <dc:date>2020-07-09T22:28:19.780830157</dc:date>
    <meta:editing-duration>PT15M12S</meta:editing-duration>
    <meta:editing-cycles>2</meta:editing-cycles>
    <meta:generator>LibreOffice/6.4.3.2$Linux_X86_64 LibreOffice_project/40$Build-2</meta:generator>
    <meta:print-date>2020-07-09T22:00:36.419956120</meta:print-date>
    <meta:document-statistic meta:table-count="4" meta:image-count="0" meta:object-count="0" meta:page-count="4" meta:paragraph-count="130" meta:word-count="566" meta:character-count="4826" meta:non-whitespace-character-count="3942"/>
  </office:meta>
</office:document-meta>
</file>